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casadi import MX, acos, dot, pi, fmin, fmax</text:p>
      <text:p text:style-name="Standard">import time</text:p>
      <text:p text:style-name="Standard">import numpy as np</text:p>
      <text:p text:style-name="Standard">import biorbd_casadi as biorbd</text:p>
      <text:p text:style-name="Standard">import pickle</text:p>
      <text:p text:style-name="Standard">import os</text:p>
      <text:p text:style-name="Standard"/>
      <text:p text:style-name="Standard">from bioptim import (</text:p>
      <text:p text:style-name="Standard"><text:s text:c="4"/>BiorbdModel,</text:p>
      <text:p text:style-name="Standard"><text:s text:c="4"/>PenaltyController,</text:p>
      <text:p text:style-name="Standard"><text:s text:c="4"/>ObjectiveList,</text:p>
      <text:p text:style-name="Standard"><text:s text:c="4"/>PhaseTransitionFcn,</text:p>
      <text:p text:style-name="Standard"><text:s text:c="4"/>DynamicsList,</text:p>
      <text:p text:style-name="Standard"><text:s text:c="4"/>ConstraintFcn,</text:p>
      <text:p text:style-name="Standard"><text:s text:c="4"/>BoundsList,</text:p>
      <text:p text:style-name="Standard"><text:s text:c="4"/>InitialGuessList,</text:p>
      <text:p text:style-name="Standard"><text:s text:c="4"/>CostType,</text:p>
      <text:p text:style-name="Standard"><text:s text:c="4"/>PhaseTransitionList,</text:p>
      <text:p text:style-name="Standard"><text:s text:c="4"/>Node,</text:p>
      <text:p text:style-name="Standard"><text:s text:c="4"/>OptimalControlProgram,</text:p>
      <text:p text:style-name="Standard"><text:s text:c="4"/>DynamicsFcn,</text:p>
      <text:p text:style-name="Standard"><text:s text:c="4"/>ObjectiveFcn,</text:p>
      <text:p text:style-name="Standard"><text:s text:c="4"/>ConstraintList,</text:p>
      <text:p text:style-name="Standard"><text:s text:c="4"/>OdeSolver,</text:p>
      <text:p text:style-name="Standard"><text:s text:c="4"/>Solver,</text:p>
      <text:p text:style-name="Standard"><text:s text:c="4"/>MultinodeObjectiveList,</text:p>
      <text:p text:style-name="Standard"><text:s text:c="4"/>Axis,</text:p>
      <text:p text:style-name="Standard">)</text:p>
      <text:p text:style-name="Standard"/>
      <text:p text:style-name="Standard"># Joint indices in the biomechanical model:</text:p>
      <text:p text:style-name="Standard">#0. Pelvic Tilt: Anterior (+) Tilt / Posterior (-) Tilt</text:p>
      <text:p text:style-name="Standard">#1. Thoracic Flexion/Extension: Flexion (+) / Extension (-)</text:p>
      <text:p text:style-name="Standard">#2. Thoracic Rotation: Left (+) / Right (-)</text:p>
      <text:p text:style-name="Standard">#3. Upper Thoracic (Rib Cage) Flexion/Extension: Flexion (+) / Extension (-)</text:p>
      <text:p text:style-name="Standard">#4. Upper Thoracic (Rib Cage) Rotation: Left (+) / Right (-)</text:p>
      <text:p text:style-name="Standard">#5|0 Shoulder Flexion/Extension: Flexion (-) / Extension (+)</text:p>
      <text:p text:style-name="Standard">#6|1 Shoulder Abduction/Adduction: Abduction (+) / Adduction (-)</text:p>
      <text:p text:style-name="Standard">#7|2 Shoulder Internal/External Rotation: Internal (+) / External (-)</text:p>
      <text:p text:style-name="Standard">#8|3 Elbow Flexion/Extension: Flexion (-) / Extension (+)</text:p>
      <text:p text:style-name="Standard">#9|4 Forearm Pronation/Supination: Pronation (Left +) / Supination (Right -)</text:p>
      <text:p text:style-name="Standard">#10|5 Wrist Flexion/Extension: Flexion (-) / Extension (+)</text:p>
      <text:p text:style-name="Standard">#11|6 Metacarpophalangeal (MCP) Flexion/Extension: Flexion (-) / Extension (+)</text:p>
      <text:p text:style-name="Standard"/>
      <text:p text:style-name="Standard"># Description of movement phases:</text:p>
      <text:p text:style-name="Standard"># Phase 0: Preparation - Getting the fingers in position.</text:p>
      <text:p text:style-name="Standard"># Phase 1: Key Descend - The downward motion of the fingers pressing the keys.</text:p>
      <text:p text:style-name="Standard"># Phase 2: Key Bed - The phase where the keys are fully pressed and meet the bottom.</text:p>
      <text:p text:style-name="Standard"># Phase 3: Key Release (Upward) - Releasing the keys and moving the hand upward.</text:p>
      <text:p text:style-name="Standard"><text:soft-page-break/># Phase 4: Return to Neutral (Downward) - Bringing the fingers back to a neutral position, ready for the next action.</text:p>
      <text:p text:style-name="Standard"/>
      <text:p text:style-name="Standard"/>
      <text:p text:style-name="Standard">def minimize_difference(controllers: list[PenaltyController, PenaltyController]):</text:p>
      <text:p text:style-name="Standard"><text:s text:c="4"/>pre, post = controllers</text:p>
      <text:p text:style-name="Standard"><text:s text:c="4"/>return pre.controls.cx_end - post.controls.cx</text:p>
      <text:p text:style-name="Standard"/>
      <text:p text:style-name="Standard">def custom_func_right_relative_To_PrincipalTracker(controller: PenaltyController) -&gt; MX:</text:p>
      <text:p text:style-name="Standard"><text:s text:c="4"/>finger_marker_idx = biorbd.marker_index(controller.model.model, "finger_marker")</text:p>
      <text:p text:style-name="Standard"><text:s text:c="4"/>markers = controller.mx_to_cx("markers", controller.model.markers, controller.states["q"])</text:p>
      <text:p text:style-name="Standard"><text:s text:c="4"/>finger_marker = markers[:, finger_marker_idx]</text:p>
      <text:p text:style-name="Standard"/>
      <text:p text:style-name="Standard"><text:s text:c="4"/>finger_marker_5_idx = biorbd.marker_index(controller.model.model, "finger_marker_RightPinky")</text:p>
      <text:p text:style-name="Standard"><text:s text:c="4"/>markers_RightPinky = controller.mx_to_cx("markers_RightPinky", controller.model.markers, controller.states["q"])</text:p>
      <text:p text:style-name="Standard"><text:s text:c="4"/>finger_marker_RightPinky = markers_RightPinky[:, finger_marker_5_idx]</text:p>
      <text:p text:style-name="Standard"/>
      <text:p text:style-name="Standard"><text:s text:c="4"/>markers_diff = finger_marker[2] - finger_marker_RightPinky[2]</text:p>
      <text:p text:style-name="Standard"/>
      <text:p text:style-name="Standard"><text:s text:c="4"/>return markers_diff</text:p>
      <text:p text:style-name="Standard"/>
      <text:p text:style-name="Standard">def custom_func_trackPrincipalAndPinkyFingerAboveKey(controller: PenaltyController, marker: str) -&gt; MX:</text:p>
      <text:p text:style-name="Standard"><text:s text:c="4"/>biorbd_model = controller.model</text:p>
      <text:p text:style-name="Standard"><text:s text:c="4"/>finger_marker_idx = biorbd.marker_index(biorbd_model.model, marker)</text:p>
      <text:p text:style-name="Standard"><text:s text:c="4"/>markers = controller.mx_to_cx("markers", biorbd_model.markers, controller.states["q"])</text:p>
      <text:p text:style-name="Standard"><text:s text:c="4"/>finger_marker = markers[:, finger_marker_idx]</text:p>
      <text:p text:style-name="Standard"/>
      <text:p text:style-name="Standard"><text:s text:c="4"/>markers_diff_key = finger_marker[2] - (0.10)</text:p>
      <text:p text:style-name="Standard"/>
      <text:p text:style-name="Standard"><text:s text:c="4"/>return markers_diff_key</text:p>
      <text:p text:style-name="Standard"/>
      <text:p text:style-name="Standard">def prepare_ocp(allDOF, pressed, ode_solver) -&gt; OptimalControlProgram:</text:p>
      <text:p text:style-name="Standard"><text:s text:c="4"/>if allDOF:</text:p>
      <text:p text:style-name="Standard"><text:s text:c="8"/>biorbd_model_path = "./With.bioMod"</text:p>
      <text:p text:style-name="Standard"><text:s text:c="8"/>dof_wrist_finger = [10, 11]</text:p>
      <text:p text:style-name="Standard"><text:s text:c="8"/>wrist= [10]</text:p>
      <text:p text:style-name="Standard"><text:s text:c="8"/>Shoulder_Elbow= [5, 6, 7, 8, 9]</text:p>
      <text:p text:style-name="Standard"><text:s text:c="8"/>Pelvis_Trunk = [0, 1, 2, 3, 4]</text:p>
      <text:p text:style-name="Standard"><text:s text:c="8"/>all_dof_except_wrist_finger=[0, 1, 2, 3, 4, 5, 6, 7, 8, 9]</text:p>
      <text:p text:style-name="Standard"/>
      <text:p text:style-name="Standard"><text:s text:c="4"/>else:</text:p>
      <text:p text:style-name="Standard"><text:s text:c="8"/>biorbd_model_path = "./Without.bioMod"</text:p>
      <text:p text:style-name="Standard"><text:s text:c="8"/>dof_wrist_finger = [5, 6]</text:p>
      <text:p text:style-name="Standard"><text:s text:c="8"/>all_dof_except_wrist_finger = [0, 1, 2, 3, 4]</text:p>
      <text:p text:style-name="Standard"><text:s text:c="8"/>wrist= [5]</text:p>
      <text:p text:style-name="Standard"/>
      <text:p text:style-name="Standard"><text:s text:c="4"/>all_phases = [0, 1, 2, 3, 4]</text:p>
      <text:p text:style-name="Standard"><text:soft-page-break/></text:p>
      <text:p text:style-name="Standard"><text:s text:c="4"/>biorbd_model = (</text:p>
      <text:p text:style-name="Standard"><text:s text:c="8"/>BiorbdModel(biorbd_model_path),</text:p>
      <text:p text:style-name="Standard"><text:s text:c="8"/>BiorbdModel(biorbd_model_path),</text:p>
      <text:p text:style-name="Standard"><text:s text:c="8"/>BiorbdModel(biorbd_model_path),</text:p>
      <text:p text:style-name="Standard"><text:s text:c="8"/>BiorbdModel(biorbd_model_path),</text:p>
      <text:p text:style-name="Standard"><text:s text:c="8"/>BiorbdModel(biorbd_model_path),</text:p>
      <text:p text:style-name="Standard"><text:s text:c="4"/>)</text:p>
      <text:p text:style-name="Standard"/>
      <text:p text:style-name="Standard"><text:s text:c="4"/>if pressed:</text:p>
      <text:p text:style-name="Standard"><text:s text:c="8"/># Profiles found thanks to the motion capture datas.</text:p>
      <text:p text:style-name="Standard"><text:s text:c="8"/># vel_push_array = [0.0, -0.756, -1.120, -1.210, -0.873, -0.450, -0.058,]</text:p>
      <text:p text:style-name="Standard"><text:s text:c="8"/>vel_push_array = [0.0, -0.114, -0.181, -0.270, -0.347, -0.291, -0.100, ]</text:p>
      <text:p text:style-name="Standard"><text:s text:c="8"/>n_shooting = (30, 7, 9, 10, 10)</text:p>
      <text:p text:style-name="Standard"><text:s text:c="8"/>phase_time = (0.3, 0.024, 0.0605, 0.15, 0.15)</text:p>
      <text:p text:style-name="Standard"><text:s text:c="8"/>Force_Profile = [57, 50, 43, 35, 26, 17, 8, 4, 0]</text:p>
      <text:p text:style-name="Standard"/>
      <text:p text:style-name="Standard"/>
      <text:p text:style-name="Standard"><text:s text:c="4"/>else:</text:p>
      <text:p text:style-name="Standard"><text:s text:c="8"/># vel_push_array = [-1.444, -1.343, -1.052, -0.252, -0.196, -0.014,]</text:p>
      <text:p text:style-name="Standard"><text:s text:c="8"/>vel_push_array = [-0.698, -0.475, -0.368, -0.357, -0.368, -0.278, ]</text:p>
      <text:p text:style-name="Standard"><text:s text:c="8"/>n_shooting = (30, 6, 9, 10, 10)</text:p>
      <text:p text:style-name="Standard"><text:s text:c="8"/>phase_time = (0.3, 0.020, 0.0501, 0.15, 0.15)</text:p>
      <text:p text:style-name="Standard"><text:s text:c="8"/>Force_Profile = [54, 47, 41, 35, 28, 18, 10, 4, 0]</text:p>
      <text:p text:style-name="Standard"/>
      <text:p text:style-name="Standard"><text:s text:c="4"/># Dynamics</text:p>
      <text:p text:style-name="Standard"><text:s text:c="4"/>dynamics = DynamicsList()</text:p>
      <text:p text:style-name="Standard"><text:s text:c="4"/>dynamics.add(DynamicsFcn.TORQUE_DRIVEN, phase=0)</text:p>
      <text:p text:style-name="Standard"><text:s text:c="4"/>dynamics.add(DynamicsFcn.TORQUE_DRIVEN, phase=1)</text:p>
      <text:p text:style-name="Standard"><text:s text:c="4"/>dynamics.add(DynamicsFcn.TORQUE_DRIVEN, with_contact=True, phase=2)</text:p>
      <text:p text:style-name="Standard"><text:s text:c="4"/>dynamics.add(DynamicsFcn.TORQUE_DRIVEN, phase=3)</text:p>
      <text:p text:style-name="Standard"><text:s text:c="4"/>dynamics.add(DynamicsFcn.TORQUE_DRIVEN, phase=4)</text:p>
      <text:p text:style-name="Standard"/>
      <text:p text:style-name="Standard"><text:s text:c="4"/># Objectives</text:p>
      <text:p text:style-name="Standard"><text:s text:c="4"/># Minimize Torques</text:p>
      <text:p text:style-name="Standard"><text:s text:c="4"/>objective_functions = ObjectiveList()</text:p>
      <text:p text:style-name="Standard"><text:s text:c="4"/>for phase in all_phases:</text:p>
      <text:p text:style-name="Standard"/>
      <text:p text:style-name="Standard"><text:s text:c="8"/>objective_functions.add(</text:p>
      <text:p text:style-name="Standard"><text:s text:c="12"/>ObjectiveFcn.Lagrange.MINIMIZE_CONTROL, key="tau", phase=phase, weight=0.01, index=all_dof_except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CONTROL, key="tau", phase=phase, weight=100, index=dof_wrist_finger</text:p>
      <text:p text:style-name="Standard"><text:s text:c="8"/>)</text:p>
      <text:p text:style-name="Standard"><text:s text:c="8"/>objective_functions.add(</text:p>
      <text:p text:style-name="Standard"><text:s text:c="12"/>ObjectiveFcn.Lagrange.MINIMIZE_STATE, key="qdot", phase=phase, weight=0.0001, index=dof_wrist_finger #all_dof_except_wrist_finger</text:p>
      <text:p text:style-name="Standard"><text:soft-page-break/><text:s text:c="8"/>)</text:p>
      <text:p text:style-name="Standard"><text:s text:c="4"/>#</text:p>
      <text:p text:style-name="Standard"><text:s text:c="4"/>for phase in [0, 1]:</text:p>
      <text:p text:style-name="Standard"><text:s text:c="8"/>objective_functions.add(</text:p>
      <text:p text:style-name="Standard"><text:s text:c="16"/>ObjectiveFcn.Lagrange.MINIMIZE_STATE, key="qdot", phase=phase, weight=0.5, index=wrist</text:p>
      <text:p text:style-name="Standard"><text:s text:c="8"/>)</text:p>
      <text:p text:style-name="Standard"/>
      <text:p text:style-name="Standard"><text:s text:c="4"/># Constraints</text:p>
      <text:p text:style-name="Standard"><text:s text:c="4"/>constraints = ConstraintList()</text:p>
      <text:p text:style-name="Standard"><text:s text:c="4"/>if pressed:</text:p>
      <text:p text:style-name="Standard"><text:s text:c="8"/>constraints.add(</text:p>
      <text:p text:style-name="Standard"><text:s text:c="12"/>ConstraintFcn.SUPERIMPOSE_MARKERS,</text:p>
      <text:p text:style-name="Standard"><text:s text:c="12"/>phase=0, node=Node.ALL,</text:p>
      <text:p text:style-name="Standard"><text:s text:c="12"/>first_marker="finger_marker",</text:p>
      <text:p text:style-name="Standard"><text:s text:c="12"/>second_marker="Key1_Top",</text:p>
      <text:p text:style-name="Standard"><text:s text:c="8"/>)</text:p>
      <text:p text:style-name="Standard"/>
      <text:p text:style-name="Standard"><text:s text:c="4"/>else:</text:p>
      <text:p text:style-name="Standard"><text:s text:c="8"/>constraints.add(</text:p>
      <text:p text:style-name="Standard"><text:s text:c="12"/>ConstraintFcn.SUPERIMPOSE_MARKERS,</text:p>
      <text:p text:style-name="Standard"><text:s text:c="12"/>phase=0, node=Node.START,</text:p>
      <text:p text:style-name="Standard"><text:s text:c="12"/>first_marker="finger_marker",</text:p>
      <text:p text:style-name="Standard"><text:s text:c="12"/>second_marker="Key1_Top",</text:p>
      <text:p text:style-name="Standard"><text:s text:c="8"/>)</text:p>
      <text:p text:style-name="Standard"><text:s text:c="8"/>constraints.add(</text:p>
      <text:p text:style-name="Standard"><text:s text:c="12"/>ConstraintFcn.SUPERIMPOSE_MARKERS,</text:p>
      <text:p text:style-name="Standard"><text:s text:c="12"/>phase=0, node=Node.END,</text:p>
      <text:p text:style-name="Standard"><text:s text:c="12"/>first_marker="finger_marker",</text:p>
      <text:p text:style-name="Standard"><text:s text:c="12"/>second_marker="Key1_Top",</text:p>
      <text:p text:style-name="Standard"><text:s text:c="8"/>)</text:p>
      <text:p text:style-name="Standard"/>
      <text:p text:style-name="Standard"><text:s text:c="4"/>#Stricly constrained velocity at start</text:p>
      <text:p text:style-name="Standard"><text:s text:c="4"/>constraints.add(</text:p>
      <text:p text:style-name="Standard"><text:s text:c="8"/>ConstraintFcn.TRACK_MARKERS_VELOCITY,</text:p>
      <text:p text:style-name="Standard"><text:s text:c="8"/>phase=1, node=Node.START,</text:p>
      <text:p text:style-name="Standard"><text:s text:c="8"/>marker_index=0,</text:p>
      <text:p text:style-name="Standard"><text:s text:c="8"/>target=vel_push_array[0]</text:p>
      <text:p text:style-name="Standard"><text:s text:c="4"/>)</text:p>
      <text:p text:style-name="Standard"/>
      <text:p text:style-name="Standard"><text:s text:c="4"/>for node in range(1, len(vel_push_array)):</text:p>
      <text:p text:style-name="Standard"><text:s text:c="8"/>constraints.add(</text:p>
      <text:p text:style-name="Standard"><text:s text:c="12"/>ConstraintFcn.TRACK_MARKERS_VELOCITY,</text:p>
      <text:p text:style-name="Standard"><text:s text:c="12"/>phase=1, node=node,</text:p>
      <text:p text:style-name="Standard"><text:s text:c="12"/>marker_index=0, axes=Axis.Z,</text:p>
      <text:p text:style-name="Standard"><text:s text:c="12"/>min_bound=-0.93, max_bound=0.93,</text:p>
      <text:p text:style-name="Standard"><text:s text:c="12"/>target=vel_push_array[node],</text:p>
      <text:p text:style-name="Standard"><text:s text:c="8"/>)</text:p>
      <text:p text:style-name="Standard"/>
      <text:p text:style-name="Standard"><text:soft-page-break/><text:s text:c="4"/>constraints.add(</text:p>
      <text:p text:style-name="Standard"><text:s text:c="8"/>ConstraintFcn.SUPERIMPOSE_MARKERS,</text:p>
      <text:p text:style-name="Standard"><text:s text:c="8"/>phase=1, node=Node.END,</text:p>
      <text:p text:style-name="Standard"><text:s text:c="8"/>first_marker="finger_marker",</text:p>
      <text:p text:style-name="Standard"><text:s text:c="8"/>second_marker="key1_base",</text:p>
      <text:p text:style-name="Standard"><text:s text:c="4"/>)</text:p>
      <text:p text:style-name="Standard"/>
      <text:p text:style-name="Standard"><text:s text:c="4"/># if pressed==False:</text:p>
      <text:p text:style-name="Standard"><text:s text:c="4"/>#</text:p>
      <text:p text:style-name="Standard"><text:s text:c="4"/># <text:s text:c="4"/>if allDOF==False:</text:p>
      <text:p text:style-name="Standard"><text:s text:c="4"/>#</text:p>
      <text:p text:style-name="Standard"><text:s text:c="4"/># <text:s text:c="8"/># finger_marker</text:p>
      <text:p text:style-name="Standard"><text:s text:c="4"/># <text:s text:c="8"/>x_base = -0.16104042053222656</text:p>
      <text:p text:style-name="Standard"><text:s text:c="4"/># <text:s text:c="8"/>y_base = -0.5356114196777344 + 0.025</text:p>
      <text:p text:style-name="Standard"><text:s text:c="4"/>#</text:p>
      <text:p text:style-name="Standard"><text:s text:c="4"/># <text:s text:c="8"/># Calculating min_bound and max_bound with adjustments</text:p>
      <text:p text:style-name="Standard"><text:s text:c="4"/># <text:s text:c="8"/>min_bound = np.array([x_base - 0.05, y_base - 0.05])</text:p>
      <text:p text:style-name="Standard"><text:s text:c="4"/># <text:s text:c="8"/>max_bound = np.array([x_base + 0.05, y_base + 0.05])</text:p>
      <text:p text:style-name="Standard"><text:s text:c="4"/>#</text:p>
      <text:p text:style-name="Standard"><text:s text:c="4"/># <text:s text:c="8"/>constraints.add(</text:p>
      <text:p text:style-name="Standard"><text:s text:c="4"/># <text:s text:c="12"/>ConstraintFcn.TRACK_MARKERS,</text:p>
      <text:p text:style-name="Standard"><text:s text:c="4"/># <text:s text:c="12"/>phase=0,</text:p>
      <text:p text:style-name="Standard"><text:s text:c="4"/># <text:s text:c="12"/>node=Node.INTERMEDIATES,</text:p>
      <text:p text:style-name="Standard"><text:s text:c="4"/># <text:s text:c="12"/>marker_index=0,</text:p>
      <text:p text:style-name="Standard"><text:s text:c="4"/># <text:s text:c="12"/>axes=[Axis.X, Axis.Y],</text:p>
      <text:p text:style-name="Standard"><text:s text:c="4"/># <text:s text:c="12"/>min_bound=np.array([-0.22, -0.56]),</text:p>
      <text:p text:style-name="Standard"><text:s text:c="4"/># <text:s text:c="12"/>max_bound=np.array([-0.11, -0.46]),</text:p>
      <text:p text:style-name="Standard"><text:s text:c="4"/># <text:s text:c="8"/>)</text:p>
      <text:p text:style-name="Standard"/>
      <text:p text:style-name="Standard"><text:s text:c="4"/>for node in range(n_shooting[2]):</text:p>
      <text:p text:style-name="Standard"><text:s text:c="8"/>for idx in [0, 1]:</text:p>
      <text:p text:style-name="Standard"><text:s text:c="12"/>constraints.add(</text:p>
      <text:p text:style-name="Standard"><text:s text:c="16"/>ConstraintFcn.TRACK_CONTACT_FORCES,</text:p>
      <text:p text:style-name="Standard"><text:s text:c="16"/>phase=2, node=node,</text:p>
      <text:p text:style-name="Standard"><text:s text:c="16"/>contact_index=idx,</text:p>
      <text:p text:style-name="Standard"><text:s text:c="16"/>min_bound=-Force_Profile[node] / 3, max_bound=Force_Profile[node] / 3,</text:p>
      <text:p text:style-name="Standard"><text:s text:c="16"/>quadratic=False,</text:p>
      <text:p text:style-name="Standard"><text:s text:c="12"/>)</text:p>
      <text:p text:style-name="Standard"/>
      <text:p text:style-name="Standard"><text:s text:c="8"/>constraints.add(</text:p>
      <text:p text:style-name="Standard"><text:s text:c="12"/>ConstraintFcn.TRACK_CONTACT_FORCES,</text:p>
      <text:p text:style-name="Standard"><text:s text:c="12"/>phase=2, node=node,</text:p>
      <text:p text:style-name="Standard"><text:s text:c="12"/>contact_index=2,</text:p>
      <text:p text:style-name="Standard"><text:s text:c="12"/>target=Force_Profile[node],</text:p>
      <text:p text:style-name="Standard"><text:s text:c="12"/>quadratic=False,</text:p>
      <text:p text:style-name="Standard"><text:s text:c="12"/># min_bound=-0.1, max_bound=0.1,</text:p>
      <text:p text:style-name="Standard"><text:s text:c="8"/>)</text:p>
      <text:p text:style-name="Standard"/>
      <text:p text:style-name="Standard"><text:s text:c="4"/>constraints.add(</text:p>
      <text:p text:style-name="Standard"><text:soft-page-break/><text:s text:c="8"/>ConstraintFcn.SUPERIMPOSE_MARKERS,</text:p>
      <text:p text:style-name="Standard"><text:s text:c="8"/>phase=3, node=Node.END,</text:p>
      <text:p text:style-name="Standard"><text:s text:c="8"/>first_marker="MCP_marker",</text:p>
      <text:p text:style-name="Standard"><text:s text:c="8"/>second_marker="key1_above",</text:p>
      <text:p text:style-name="Standard"><text:s text:c="4"/>)</text:p>
      <text:p text:style-name="Standard"/>
      <text:p text:style-name="Standard"><text:s text:c="4"/>constraints.add(</text:p>
      <text:p text:style-name="Standard"><text:s text:c="8"/>ConstraintFcn.SUPERIMPOSE_MARKERS,</text:p>
      <text:p text:style-name="Standard"><text:s text:c="8"/>phase=4, node=Node.END,</text:p>
      <text:p text:style-name="Standard"><text:s text:c="8"/>first_marker="finger_marker",</text:p>
      <text:p text:style-name="Standard"><text:s text:c="8"/>second_marker="Key1_Top",</text:p>
      <text:p text:style-name="Standard"><text:s text:c="4"/>)</text:p>
      <text:p text:style-name="Standard"/>
      <text:p text:style-name="Standard"><text:s text:c="4"/>for phase in all_phases:</text:p>
      <text:p text:style-name="Standard"><text:s text:c="8"/># # To block ulna rotation before the key pressing.</text:p>
      <text:p text:style-name="Standard"><text:s text:c="8"/># constraints.add(</text:p>
      <text:p text:style-name="Standard"><text:s text:c="8"/># <text:s text:c="4"/>ConstraintFcn.TRACK_STATE,</text:p>
      <text:p text:style-name="Standard"><text:s text:c="8"/># <text:s text:c="4"/>phase=phase, node=Node.ALL,</text:p>
      <text:p text:style-name="Standard"><text:s text:c="8"/># <text:s text:c="4"/>key="qdot",</text:p>
      <text:p text:style-name="Standard"><text:s text:c="8"/># <text:s text:c="4"/>index=all_dof_except_wrist_finger[-2], <text:s/># prosupination</text:p>
      <text:p text:style-name="Standard"><text:s text:c="8"/># <text:s text:c="4"/>min_bound=-1, max_bound=1,</text:p>
      <text:p text:style-name="Standard"><text:s text:c="8"/># <text:s text:c="4"/>quadratic=False,</text:p>
      <text:p text:style-name="Standard"><text:s text:c="8"/># )</text:p>
      <text:p text:style-name="Standard"/>
      <text:p text:style-name="Standard"><text:s text:c="8"/># To keep the pinky finger on the right of the principal finger.</text:p>
      <text:p text:style-name="Standard"><text:s text:c="8"/>constraints.add(</text:p>
      <text:p text:style-name="Standard"><text:s text:c="12"/>custom_func_right_relative_To_PrincipalTracker,</text:p>
      <text:p text:style-name="Standard"><text:s text:c="12"/>phase=phase, node=Node.ALL,</text:p>
      <text:p text:style-name="Standard"><text:s text:c="12"/>min_bound=-0.0001,</text:p>
      <text:p text:style-name="Standard"><text:s text:c="12"/>max_bound=0.006,</text:p>
      <text:p text:style-name="Standard"><text:s text:c="8"/>)</text:p>
      <text:p text:style-name="Standard"/>
      <text:p text:style-name="Standard"><text:s text:c="5"/># To keep the index and the small finger above the bed key.</text:p>
      <text:p text:style-name="Standard"><text:s text:c="8"/>constraints.add(</text:p>
      <text:p text:style-name="Standard"><text:s text:c="12"/>custom_func_trackPrincipalAndPinkyFingerAboveKey,</text:p>
      <text:p text:style-name="Standard"><text:s text:c="12"/>phase=phase, node=Node.ALL,</text:p>
      <text:p text:style-name="Standard"><text:s text:c="12"/>marker="finger_marker",</text:p>
      <text:p text:style-name="Standard"><text:s text:c="12"/>min_bound=0,</text:p>
      <text:p text:style-name="Standard"><text:s text:c="12"/>max_bound=np.inf,</text:p>
      <text:p text:style-name="Standard"><text:s text:c="8"/>)</text:p>
      <text:p text:style-name="Standard"/>
      <text:p text:style-name="Standard"><text:s text:c="4"/>phase_transition = PhaseTransitionList()</text:p>
      <text:p text:style-name="Standard"><text:s text:c="4"/>phase_transition.add(PhaseTransitionFcn.IMPACT, phase_pre_idx=1)</text:p>
      <text:p text:style-name="Standard"/>
      <text:p text:style-name="Standard"><text:s text:c="4"/># States: bounds and Initial guess</text:p>
      <text:p text:style-name="Standard"><text:s text:c="4"/>x_init = InitialGuessList()</text:p>
      <text:p text:style-name="Standard"><text:s text:c="4"/>x_bounds = BoundsList()</text:p>
      <text:p text:style-name="Standard"/>
      <text:p text:style-name="Standard"><text:s text:c="4"/>for phase in all_phases:</text:p>
      <text:p text:style-name="Standard"><text:soft-page-break/><text:s text:c="8"/>x_bounds.add("q", bounds=biorbd_model[phase].bounds_from_ranges("q"), phase=phase)</text:p>
      <text:p text:style-name="Standard"><text:s text:c="8"/>x_bounds.add("qdot", bounds=biorbd_model[phase].bounds_from_ranges("qdot"), phase=phase)</text:p>
      <text:p text:style-name="Standard"/>
      <text:p text:style-name="Standard"><text:s text:c="8"/>x_init.add("q", [0] * biorbd_model[phase].nb_q, phase=phase)</text:p>
      <text:p text:style-name="Standard"><text:s text:c="8"/>x_init.add("qdot", [0] * biorbd_model[phase].nb_q, phase=phase)</text:p>
      <text:p text:style-name="Standard"/>
      <text:p text:style-name="Standard"/>
      <text:p text:style-name="Standard"><text:s text:c="8"/># This section targets the angular velocity bounds for various degrees of freedom (DOFs) in a biomechanical model,</text:p>
      <text:p text:style-name="Standard"><text:s text:c="8"/># based on experimental datasets.</text:p>
      <text:p text:style-name="Standard"><text:s text:c="8"/># These bounds are crucial for accurately simulating the kinematics of pianist movement and are aligned with</text:p>
      <text:p text:style-name="Standard"><text:s text:c="8"/># the specified bounds for each joint: +/- 3 rad/s for Pelvis, Thorax, and Shoulder, +/- 4 or 5 rad/s for the Elbow,</text:p>
      <text:p text:style-name="Standard"><text:s text:c="8"/># and +/- 15 rad/s for the Wrist and Finger.</text:p>
      <text:p text:style-name="Standard"/>
      <text:p text:style-name="Standard"><text:s text:c="8"/>if allDOF:</text:p>
      <text:p text:style-name="Standard"/>
      <text:p text:style-name="Standard"><text:s text:c="12"/>x_bounds[phase]["qdot"].min[[0, 1, 2, 3, 4, 5, 6, 7], :] = -3</text:p>
      <text:p text:style-name="Standard"><text:s text:c="12"/>x_bounds[phase]["qdot"].max[[0, 1, 2, 3, 4, 5, 6, 7], :] = 3</text:p>
      <text:p text:style-name="Standard"/>
      <text:p text:style-name="Standard"><text:s text:c="12"/>x_bounds[phase]["qdot"].min[[8, 9], :] = -4</text:p>
      <text:p text:style-name="Standard"><text:s text:c="12"/>x_bounds[phase]["qdot"].max[[8, 9], :] = 4</text:p>
      <text:p text:style-name="Standard"/>
      <text:p text:style-name="Standard"><text:s text:c="12"/>x_bounds[phase]["qdot"].min[[10, 11], :] = -15</text:p>
      <text:p text:style-name="Standard"><text:s text:c="12"/>x_bounds[phase]["qdot"].max[[10, 11], :] = 15</text:p>
      <text:p text:style-name="Standard"/>
      <text:p text:style-name="Standard"><text:s text:c="8"/>else:</text:p>
      <text:p text:style-name="Standard"/>
      <text:p text:style-name="Standard"><text:s text:c="12"/>x_bounds[phase]["qdot"].min[[0, 1, 2], :] = -3</text:p>
      <text:p text:style-name="Standard"><text:s text:c="12"/>x_bounds[phase]["qdot"].max[[0, 1, 2], :] = 3</text:p>
      <text:p text:style-name="Standard"/>
      <text:p text:style-name="Standard"><text:s text:c="12"/>x_bounds[phase]["qdot"].min[[3, 4], :] = -4</text:p>
      <text:p text:style-name="Standard"><text:s text:c="12"/>x_bounds[phase]["qdot"].max[[3, 4], :] = 4</text:p>
      <text:p text:style-name="Standard"/>
      <text:p text:style-name="Standard"><text:s text:c="12"/>x_bounds[phase]["qdot"].min[[5, 6], :] = -15</text:p>
      <text:p text:style-name="Standard"><text:s text:c="12"/>x_bounds[phase]["qdot"].max[[5, 6], :] = 15</text:p>
      <text:p text:style-name="Standard"/>
      <text:p text:style-name="Standard"><text:s text:c="4"/># Set the initial node value for the pelvis in the first phase to 0.0.</text:p>
      <text:p text:style-name="Standard"><text:s text:c="4"/># The first 0 in x_bounds[0] specifies the phase,</text:p>
      <text:p text:style-name="Standard"><text:s text:c="4"/># the [[0], 0] targets the pelvis (index 0) at the initial node.</text:p>
      <text:p text:style-name="Standard"/>
      <text:p text:style-name="Standard"><text:s text:c="4"/>if allDOF:</text:p>
      <text:p text:style-name="Standard"/>
      <text:p text:style-name="Standard"><text:s text:c="8"/>x_bounds[0]["q"][[0], 0] = 0</text:p>
      <text:p text:style-name="Standard"><text:s text:c="8"/>x_bounds[0]["q"][[1], 0] = 0</text:p>
      <text:p text:style-name="Standard"/>
      <text:p text:style-name="Standard"><text:s text:c="8"/>x_bounds[4]["q"][[0], 2] = 0</text:p>
      <text:p text:style-name="Standard"><text:s text:c="8"/>x_bounds[4]["q"][[1], 2] = 0</text:p>
      <text:p text:style-name="Standard"><text:soft-page-break/></text:p>
      <text:p text:style-name="Standard"><text:s text:c="4"/># Define control path constraint and initial guess</text:p>
      <text:p text:style-name="Standard"><text:s text:c="4"/>tau_min, tau_max, tau_init = -100, 100, 0</text:p>
      <text:p text:style-name="Standard"><text:s text:c="4"/>u_bounds = BoundsList()</text:p>
      <text:p text:style-name="Standard"><text:s text:c="4"/>u_init = InitialGuessList()</text:p>
      <text:p text:style-name="Standard"><text:s text:c="4"/>for phase in all_phases:</text:p>
      <text:p text:style-name="Standard"><text:s text:c="8"/>u_bounds.add(</text:p>
      <text:p text:style-name="Standard"><text:s text:c="12"/>"tau",</text:p>
      <text:p text:style-name="Standard"><text:s text:c="12"/>min_bound=[tau_min] * biorbd_model[phase].nb_tau,</text:p>
      <text:p text:style-name="Standard"><text:s text:c="12"/>max_bound=[tau_max] * biorbd_model[phase].nb_tau,</text:p>
      <text:p text:style-name="Standard"><text:s text:c="12"/>phase=phase,</text:p>
      <text:p text:style-name="Standard"><text:s text:c="8"/>)</text:p>
      <text:p text:style-name="Standard"><text:s text:c="8"/>u_init.add("tau", [tau_init] * biorbd_model[phase].nb_tau, phase=phase)</text:p>
      <text:p text:style-name="Standard"/>
      <text:p text:style-name="Standard"><text:s text:c="4"/>return OptimalControlProgram(</text:p>
      <text:p text:style-name="Standard"><text:s text:c="8"/>biorbd_model,</text:p>
      <text:p text:style-name="Standard"><text:s text:c="8"/>dynamics,</text:p>
      <text:p text:style-name="Standard"><text:s text:c="8"/>n_shooting,</text:p>
      <text:p text:style-name="Standard"><text:s text:c="8"/>phase_time,</text:p>
      <text:p text:style-name="Standard"><text:s text:c="8"/>x_init=x_init,</text:p>
      <text:p text:style-name="Standard"><text:s text:c="8"/>u_init=u_init,</text:p>
      <text:p text:style-name="Standard"><text:s text:c="8"/>x_bounds=x_bounds,</text:p>
      <text:p text:style-name="Standard"><text:s text:c="8"/>u_bounds=u_bounds,</text:p>
      <text:p text:style-name="Standard"><text:s text:c="8"/>objective_functions=objective_functions,</text:p>
      <text:p text:style-name="Standard"><text:s text:c="8"/>constraints=constraints,</text:p>
      <text:p text:style-name="Standard"><text:s text:c="8"/>phase_transitions=phase_transition,</text:p>
      <text:p text:style-name="Standard"><text:s text:c="8"/>ode_solver=ode_solver,</text:p>
      <text:p text:style-name="Standard"><text:s text:c="4"/>)</text:p>
      <text:p text:style-name="Standard"/>
      <text:p text:style-name="Standard">def main():</text:p>
      <text:p text:style-name="Standard"/>
      <text:p text:style-name="Standard"><text:s text:c="4"/>print("Welcome to the Piano Optimization Program!")</text:p>
      <text:p text:style-name="Standard"><text:s text:c="4"/>mode = input("Do you want to generate all conditions together (enter 'all') or just one by one (enter 'one')? ")</text:p>
      <text:p text:style-name="Standard"/>
      <text:p text:style-name="Standard"><text:s text:c="4"/>polynomial_degree = 4</text:p>
      <text:p text:style-name="Standard"><text:s text:c="4"/>baseDirName = "/home/alpha/pianoptim/PianOptim/Nov.Codes/Updated_BioModFile_YeadonModel/Results/Felipe_25March"</text:p>
      <text:p text:style-name="Standard"><text:s text:c="4"/>resultsDirName = input("Please enter the folder name e.g. Version_1: ")</text:p>
      <text:p text:style-name="Standard"/>
      <text:p text:style-name="Standard"/>
      <text:p text:style-name="Standard"/>
      <text:p text:style-name="Standard"><text:s text:c="4"/>dirName = os.path.join(baseDirName, resultsDirName)</text:p>
      <text:p text:style-name="Standard"/>
      <text:p text:style-name="Standard"><text:s text:c="4"/># Create the directory if it doesn't exist</text:p>
      <text:p text:style-name="Standard"><text:s text:c="4"/>if not os.path.exists(dirName):</text:p>
      <text:p text:style-name="Standard"><text:s text:c="8"/>os.makedirs(dirName)</text:p>
      <text:p text:style-name="Standard"/>
      <text:p text:style-name="Standard"><text:soft-page-break/><text:s text:c="4"/>conditions = [</text:p>
      <text:p text:style-name="Standard"><text:s text:c="8"/>{"allDOF": True, "pressed": True, "description": "Pressed with Thorax"},</text:p>
      <text:p text:style-name="Standard"><text:s text:c="8"/>{"allDOF": True, "pressed": False, "description": "Struck with Thorax"},</text:p>
      <text:p text:style-name="Standard"><text:s text:c="8"/>{"allDOF": False, "pressed": True, "description": "Pressed without Thorax"},</text:p>
      <text:p text:style-name="Standard"><text:s text:c="8"/>{"allDOF": False, "pressed": False, "description": "Struck without Thorax"},</text:p>
      <text:p text:style-name="Standard"><text:s text:c="4"/>]</text:p>
      <text:p text:style-name="Standard"/>
      <text:p text:style-name="Standard"><text:s text:c="4"/>if mode.lower() == 'all':</text:p>
      <text:p text:style-name="Standard"><text:s text:c="8"/>for condition in conditions:</text:p>
      <text:p text:style-name="Standard"><text:s text:c="12"/>process_condition(condition, polynomial_degree, dirName)</text:p>
      <text:p text:style-name="Standard"><text:s text:c="4"/>elif mode.lower() == 'one':</text:p>
      <text:p text:style-name="Standard"><text:s text:c="8"/>print("Select a condition to generate:")</text:p>
      <text:p text:style-name="Standard"><text:s text:c="8"/>for i, condition in enumerate(conditions, start=1):</text:p>
      <text:p text:style-name="Standard"><text:s text:c="12"/>print(f"{i}: {condition['description']}")</text:p>
      <text:p text:style-name="Standard"><text:s text:c="8"/>choice = int(input("Enter the number of the condition you want to generate: ")) - 1</text:p>
      <text:p text:style-name="Standard"><text:s text:c="8"/>if 0 &lt;= choice &lt; len(conditions):</text:p>
      <text:p text:style-name="Standard"><text:s text:c="12"/>process_condition(conditions[choice], polynomial_degree, dirName)</text:p>
      <text:p text:style-name="Standard"><text:s text:c="8"/>else:</text:p>
      <text:p text:style-name="Standard"><text:s text:c="12"/>print("Invalid choice. Please restart the program and select a valid number.")</text:p>
      <text:p text:style-name="Standard"><text:s text:c="4"/>else:</text:p>
      <text:p text:style-name="Standard"><text:s text:c="8"/>print("Invalid mode selected. Please restart the program and enter 'all' or 'one'.")</text:p>
      <text:p text:style-name="Standard"/>
      <text:p text:style-name="Standard">def process_condition(condition, polynomial_degree, dirName):</text:p>
      <text:p text:style-name="Standard"><text:s text:c="4"/>allDOF = condition["allDOF"]</text:p>
      <text:p text:style-name="Standard"><text:s text:c="4"/>pressed = condition["pressed"]</text:p>
      <text:p text:style-name="Standard"/>
      <text:p text:style-name="Standard"><text:s text:c="4"/>saveName = os.path.join(dirName, f"{'Pressed' if pressed else 'Struck'}_{'with' if allDOF else 'without'}_Thorax.pckl")</text:p>
      <text:p text:style-name="Standard"/>
      <text:p text:style-name="Standard"><text:s text:c="4"/># Assume the prepare_ocp function and related setup are defined elsewhere in the script</text:p>
      <text:p text:style-name="Standard"><text:s text:c="4"/>ocp = prepare_ocp(allDOF=allDOF, pressed=pressed, ode_solver=OdeSolver.COLLOCATION(polynomial_degree=polynomial_degree))</text:p>
      <text:p text:style-name="Standard"><text:s text:c="4"/>ocp.add_plot_penalty(CostType.ALL)</text:p>
      <text:p text:style-name="Standard"/>
      <text:p text:style-name="Standard"><text:s text:c="4"/>solv = Solver.IPOPT(show_online_optim=False)</text:p>
      <text:p text:style-name="Standard"><text:s text:c="4"/>solv.set_maximum_iterations(1000)</text:p>
      <text:p text:style-name="Standard"><text:s text:c="4"/>solv.set_linear_solver("ma57")</text:p>
      <text:p text:style-name="Standard"/>
      <text:p text:style-name="Standard"><text:s text:c="4"/>sol = ocp.solve(solv)</text:p>
      <text:p text:style-name="Standard"/>
      <text:p text:style-name="Standard"><text:s text:c="4"/>data = dict(</text:p>
      <text:p text:style-name="Standard"><text:s text:c="8"/>states=sol.states,</text:p>
      <text:p text:style-name="Standard"><text:s text:c="8"/>states_no_intermediate=sol.states_no_intermediate,</text:p>
      <text:p text:style-name="Standard"><text:s text:c="8"/>controls=sol.controls,</text:p>
      <text:p text:style-name="Standard"><text:s text:c="8"/>parameters=sol.parameters,</text:p>
      <text:p text:style-name="Standard"><text:s text:c="8"/>iterations=sol.iterations,</text:p>
      <text:p text:style-name="Standard"><text:s text:c="8"/>cost=np.array(sol.cost)[0][0],</text:p>
      <text:p text:style-name="Standard"><text:s text:c="8"/>param_scaling=[nlp.parameters.scaling for nlp in ocp.nlp],</text:p>
      <text:p text:style-name="Standard"><text:s text:c="8"/>phase_time=sol.phase_time,</text:p>
      <text:p text:style-name="Standard"><text:soft-page-break/><text:s text:c="8"/>Time=sol.time,</text:p>
      <text:p text:style-name="Standard"><text:s text:c="4"/>)</text:p>
      <text:p text:style-name="Standard"/>
      <text:p text:style-name="Standard"><text:s text:c="4"/>with open(saveName, "wb") as file:</text:p>
      <text:p text:style-name="Standard"><text:s text:c="8"/>pickle.dump(data, file)</text:p>
      <text:p text:style-name="Standard"><text:s text:c="4"/>print(f"Saved results to {saveName}")</text:p>
      <text:p text:style-name="Standard"/>
      <text:p text:style-name="Standard">if __name__ == "__main__":</text:p>
      <text:p text:style-name="Standard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6T12:38:21.000539663</meta:creation-date>
    <dc:date>2024-03-26T12:38:53.665450363</dc:date>
    <meta:editing-duration>PT32S</meta:editing-duration>
    <meta:editing-cycles>1</meta:editing-cycles>
    <meta:document-statistic meta:table-count="0" meta:image-count="0" meta:object-count="0" meta:page-count="10" meta:paragraph-count="362" meta:word-count="1370" meta:character-count="15137" meta:non-whitespace-character-count="11603"/>
    <meta:generator>LibreOffice/6.4.7.2$Linux_X86_64 LibreOffice_project/40$Build-2</meta:generator>
  </office:meta>
</office:document-meta>
</file>